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115e5" officeooo:paragraph-rsid="001115e5"/>
    </style:style>
    <style:style style:name="P2" style:family="paragraph" style:parent-style-name="Standard">
      <style:text-properties fo:font-weight="bold" officeooo:rsid="001115e5" officeooo:paragraph-rsid="001115e5" style:font-weight-asian="bold" style:font-weight-complex="bold"/>
    </style:style>
    <style:style style:name="P3" style:family="paragraph" style:parent-style-name="Standard">
      <style:text-properties fo:font-weight="bold" officeooo:rsid="0012246c" officeooo:paragraph-rsid="0012246c" style:font-weight-asian="bold" style:font-weight-complex="bold"/>
    </style:style>
    <style:style style:name="P4" style:family="paragraph" style:parent-style-name="Standard">
      <style:text-properties fo:font-weight="bold" officeooo:rsid="00142014" officeooo:paragraph-rsid="00142014" style:font-weight-asian="bold" style:font-weight-complex="bold"/>
    </style:style>
    <style:style style:name="P5" style:family="paragraph" style:parent-style-name="Standard">
      <style:text-properties fo:font-weight="bold" officeooo:rsid="0015843d" officeooo:paragraph-rsid="0015843d" style:font-weight-asian="bold" style:font-weight-complex="bold"/>
    </style:style>
    <style:style style:name="P6" style:family="paragraph" style:parent-style-name="Standard">
      <style:text-properties fo:font-weight="normal" officeooo:rsid="001115e5" officeooo:paragraph-rsid="001115e5" style:font-weight-asian="normal" style:font-weight-complex="normal"/>
    </style:style>
    <style:style style:name="P7" style:family="paragraph" style:parent-style-name="Standard">
      <style:text-properties fo:font-weight="normal" officeooo:rsid="0012246c" officeooo:paragraph-rsid="0012246c" style:font-weight-asian="normal" style:font-weight-complex="normal"/>
    </style:style>
    <style:style style:name="P8" style:family="paragraph" style:parent-style-name="Standard">
      <style:text-properties fo:font-weight="normal" officeooo:rsid="0015843d" officeooo:paragraph-rsid="0015843d" style:font-weight-asian="normal" style:font-weight-complex="normal"/>
    </style:style>
    <style:style style:name="P9" style:family="paragraph" style:parent-style-name="Standard">
      <style:text-properties fo:font-weight="normal" officeooo:rsid="00183f5b" officeooo:paragraph-rsid="00183f5b" style:font-weight-asian="normal" style:font-weight-complex="normal"/>
    </style:style>
    <style:style style:name="P10" style:family="paragraph" style:parent-style-name="Standard">
      <style:text-properties fo:font-weight="normal" officeooo:rsid="001919bd" officeooo:paragraph-rsid="001919bd" style:font-weight-asian="normal" style:font-weight-complex="normal"/>
    </style:style>
    <style:style style:name="P11" style:family="paragraph" style:parent-style-name="Standard">
      <style:text-properties fo:font-weight="normal" officeooo:rsid="001c3afa" officeooo:paragraph-rsid="001c3afa" style:font-weight-asian="normal" style:font-weight-complex="normal"/>
    </style:style>
    <style:style style:name="P12" style:family="paragraph" style:parent-style-name="Standard">
      <style:text-properties fo:font-weight="normal" officeooo:rsid="001fd136" officeooo:paragraph-rsid="001fd136" style:font-weight-asian="normal" style:font-weight-complex="normal"/>
    </style:style>
    <style:style style:name="P13" style:family="paragraph" style:parent-style-name="Standard">
      <style:text-properties fo:font-weight="normal" officeooo:rsid="00212bf9" officeooo:paragraph-rsid="00212bf9" style:font-weight-asian="normal" style:font-weight-complex="normal"/>
    </style:style>
    <style:style style:name="P14" style:family="paragraph" style:parent-style-name="Standard">
      <style:text-properties fo:font-weight="normal" officeooo:rsid="0022f2a9" officeooo:paragraph-rsid="0022f2a9" style:font-weight-asian="normal" style:font-weight-complex="normal"/>
    </style:style>
    <style:style style:name="P15" style:family="paragraph" style:parent-style-name="Standard">
      <style:text-properties fo:font-weight="normal" officeooo:rsid="0012246c" officeooo:paragraph-rsid="0012246c" style:font-weight-asian="normal" style:font-weight-complex="normal"/>
    </style:style>
    <style:style style:name="P16" style:family="paragraph" style:parent-style-name="Standard">
      <style:text-properties fo:font-weight="normal" officeooo:rsid="0012246c" officeooo:paragraph-rsid="00248601" style:font-weight-asian="normal" style:font-weight-complex="normal"/>
    </style:style>
    <style:style style:name="P17" style:family="paragraph" style:parent-style-name="Standard">
      <style:text-properties fo:font-weight="normal" officeooo:rsid="0015843d" officeooo:paragraph-rsid="0015843d" style:font-weight-asian="normal" style:font-weight-complex="normal"/>
    </style:style>
    <style:style style:name="P18" style:family="paragraph" style:parent-style-name="Standard">
      <style:text-properties fo:font-weight="normal" officeooo:rsid="00248601" officeooo:paragraph-rsid="00248601" style:font-weight-asian="normal" style:font-weight-complex="normal"/>
    </style:style>
    <style:style style:name="P19" style:family="paragraph" style:parent-style-name="Standard">
      <style:text-properties fo:font-weight="normal" officeooo:rsid="001115e5" officeooo:paragraph-rsid="0034423f" style:font-weight-asian="normal" style:font-weight-complex="normal"/>
    </style:style>
    <style:style style:name="P20" style:family="paragraph" style:parent-style-name="Standard">
      <style:text-properties fo:font-weight="normal" officeooo:rsid="001115e5" officeooo:paragraph-rsid="00344cca" style:font-weight-asian="normal" style:font-weight-complex="normal"/>
    </style:style>
    <style:style style:name="P21" style:family="paragraph" style:parent-style-name="Standard">
      <style:text-properties fo:font-weight="normal" officeooo:rsid="001115e5" officeooo:paragraph-rsid="00388120" style:font-weight-asian="normal" style:font-weight-complex="normal"/>
    </style:style>
    <style:style style:name="P22" style:family="paragraph" style:parent-style-name="Standard">
      <style:text-properties fo:font-weight="normal" officeooo:rsid="001115e5" officeooo:paragraph-rsid="003a4676" style:font-weight-asian="normal" style:font-weight-complex="normal"/>
    </style:style>
    <style:style style:name="P23" style:family="paragraph" style:parent-style-name="Standard">
      <style:text-properties fo:font-weight="bold" officeooo:rsid="0012246c" officeooo:paragraph-rsid="002854fc" style:font-weight-asian="bold" style:font-weight-complex="bold"/>
    </style:style>
    <style:style style:name="P24" style:family="paragraph" style:parent-style-name="Standard">
      <style:text-properties fo:font-weight="bold" officeooo:rsid="0012246c" officeooo:paragraph-rsid="0012246c" style:font-weight-asian="bold" style:font-weight-complex="bold"/>
    </style:style>
    <style:style style:name="P25" style:family="paragraph" style:parent-style-name="Standard">
      <style:text-properties fo:font-weight="bold" officeooo:rsid="002854fc" officeooo:paragraph-rsid="002854fc" style:font-weight-asian="bold" style:font-weight-complex="bold"/>
    </style:style>
    <style:style style:name="P26" style:family="paragraph" style:parent-style-name="Standard">
      <style:text-properties fo:font-weight="bold" officeooo:rsid="002ae775" officeooo:paragraph-rsid="002ae77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42014"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854fc" style:font-weight-asian="normal" style:font-weight-complex="normal"/>
    </style:style>
    <style:style style:name="T6" style:family="text">
      <style:text-properties fo:font-weight="normal" officeooo:rsid="0029d55e" style:font-weight-asian="normal" style:font-weight-complex="normal"/>
    </style:style>
    <style:style style:name="T7" style:family="text">
      <style:text-properties fo:font-weight="normal" officeooo:rsid="002a3a28" style:font-weight-asian="normal" style:font-weight-complex="normal"/>
    </style:style>
    <style:style style:name="T8" style:family="text">
      <style:text-properties fo:font-weight="normal" officeooo:rsid="002bde98" style:font-weight-asian="normal" style:font-weight-complex="normal"/>
    </style:style>
    <style:style style:name="T9" style:family="text">
      <style:text-properties fo:font-weight="normal" officeooo:rsid="002c8b3c" style:font-weight-asian="normal" style:font-weight-complex="normal"/>
    </style:style>
    <style:style style:name="T10" style:family="text">
      <style:text-properties fo:font-weight="normal" officeooo:rsid="002d8c7a" style:font-weight-asian="normal" style:font-weight-complex="normal"/>
    </style:style>
    <style:style style:name="T11" style:family="text">
      <style:text-properties officeooo:rsid="00142014"/>
    </style:style>
    <style:style style:name="T12" style:family="text">
      <style:text-properties officeooo:rsid="001663fa"/>
    </style:style>
    <style:style style:name="T13" style:family="text">
      <style:text-properties officeooo:rsid="00183f5b"/>
    </style:style>
    <style:style style:name="T14" style:family="text">
      <style:text-properties officeooo:rsid="001919bd"/>
    </style:style>
    <style:style style:name="T15" style:family="text">
      <style:text-properties officeooo:rsid="0019f8a8"/>
    </style:style>
    <style:style style:name="T16" style:family="text">
      <style:text-properties officeooo:rsid="001bb84f"/>
    </style:style>
    <style:style style:name="T17" style:family="text">
      <style:text-properties officeooo:rsid="001cea23"/>
    </style:style>
    <style:style style:name="T18" style:family="text">
      <style:text-properties officeooo:rsid="001e3084"/>
    </style:style>
    <style:style style:name="T19" style:family="text">
      <style:text-properties officeooo:rsid="0022f2a9"/>
    </style:style>
    <style:style style:name="T20" style:family="text">
      <style:text-properties officeooo:rsid="0026669b"/>
    </style:style>
    <style:style style:name="T21" style:family="text">
      <style:text-properties officeooo:rsid="00280068"/>
    </style:style>
    <style:style style:name="T22" style:family="text">
      <style:text-properties officeooo:rsid="002dabe7"/>
    </style:style>
    <style:style style:name="T23" style:family="text">
      <style:text-properties officeooo:rsid="002db260"/>
    </style:style>
    <style:style style:name="T24" style:family="text">
      <style:text-properties officeooo:rsid="002f6f84"/>
    </style:style>
    <style:style style:name="T25" style:family="text">
      <style:text-properties officeooo:rsid="002fd246"/>
    </style:style>
    <style:style style:name="T26" style:family="text">
      <style:text-properties officeooo:rsid="003102a2"/>
    </style:style>
    <style:style style:name="T27" style:family="text">
      <style:text-properties officeooo:rsid="0032e787"/>
    </style:style>
    <style:style style:name="T28" style:family="text">
      <style:text-properties officeooo:rsid="00331bc6"/>
    </style:style>
    <style:style style:name="T29" style:family="text">
      <style:text-properties officeooo:rsid="0033fccf"/>
    </style:style>
    <style:style style:name="T30" style:family="text">
      <style:text-properties officeooo:rsid="0034423f"/>
    </style:style>
    <style:style style:name="T31" style:family="text">
      <style:text-properties officeooo:rsid="00344cca"/>
    </style:style>
    <style:style style:name="T32" style:family="text">
      <style:text-properties officeooo:rsid="0035f4ea"/>
    </style:style>
    <style:style style:name="T33" style:family="text">
      <style:text-properties officeooo:rsid="0037a1cc"/>
    </style:style>
    <style:style style:name="T34" style:family="text">
      <style:text-properties officeooo:rsid="00388120"/>
    </style:style>
    <style:style style:name="T35" style:family="text">
      <style:text-properties officeooo:rsid="003a46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llenges for coal-free Poland</text:p>
      <text:p text:style-name="P1"/>
      <text:p text:style-name="P2">Introduction</text:p>
      <text:p text:style-name="P2"/>
      <text:p text:style-name="P6">Polish energy system heavily relies on coal. It constitutes 65.8% of domestic energy production and</text:p>
      <text:p text:style-name="P6">60% of electricity generation (IEA, 2024). Poland is also placed around the tenth place worldwide</text:p>
      <text:p text:style-name="P6">in terms of annual coal production and on the second place in Europe after Germany (IEA, 2022).</text:p>
      <text:p text:style-name="P6">Poland's coal production is steadily decreasing and was cut by half between 2000 and 2023 (IEA,</text:p>
      <text:p text:style-name="P6">2024). Meanwhile, the country is a net importer of coal from non-EU countries, a strategy that will</text:p>
      <text:p text:style-name="P6">be penalized from 2026 by the Carbon Border Adjustment Mechanism (European Commission,</text:p>
      <text:p text:style-name="P6">2025).</text:p>
      <text:p text:style-name="P6"/>
      <text:p text:style-name="P6">The government has created a plan to gradually phase out domestic hard coal production (excluding</text:p>
      <text:p text:style-name="P6">coking coal) by 2049 (IEA, 2022) and declared intermediate steps of reducing the share of coal in</text:p>
      <text:p text:style-name="P6">electricity generation to a range of 37.5-56% in 2030 and 11-28% in 2040 (IEA, 2022 citing</text:p>
      <text:p text:style-name="P6">Ministerstwo Klimatu i Środowiska, 2022a). Unfortunately, the plans don't concern lignite.</text:p>
      <text:p text:style-name="P6"/>
      <text:p text:style-name="P4">Method</text:p>
      <text:p text:style-name="P6"/>
      <text:p text:style-name="P6"/>
      <text:p text:style-name="P4">Results</text:p>
      <text:p text:style-name="P6"/>
      <text:p text:style-name="P6"/>
      <text:p text:style-name="P5">Notes</text:p>
      <text:p text:style-name="P8">Ministerstwo Klimatu i Środowiska, 2022:</text:p>
      <text:p text:style-name="P8"><text:span text:style-name="T16">-</text:span> s. 5: strategic goals<text:line-break/><text:span text:style-name="T12">- wazne cele szczegolowe: 1 (wegiel), 5 (energetyka jadrowa), 6 (energetyka odnawialna)<text:line-break/>- </text:span><text:span text:style-name="T13">wegiel kamienny:<text:line-break/><text:tab/>- </text:span><text:span text:style-name="T12">s.15: zapotrzebowanie na wegiel kamienny jest 69 mln ton w 2019<text:line-break/></text:span><text:span text:style-name="T13"><text:tab/></text:span><text:span text:style-name="T12">- s. 16 (poczatek): okres przejsciowy: zaspokajanie zapotrzebowania wlasnymi </text:span><text:span text:style-name="T13"><text:tab/><text:tab/><text:tab/></text:span><text:span text:style-name="T12">zlozami,</text:span><text:span text:style-name="T13"> </text:span><text:span text:style-name="T12">wykorzystanie surowca jak najblizej miejsca wydobycia<text:line-break/></text:span><text:span text:style-name="T13">- wegiel brunatny:</text:span></text:p>
      <text:p text:style-name="P9"><text:tab/>- s.16: zapotrzebowanie bylo 50 mln ton w 2019<text:line-break/><text:span text:style-name="T14"><text:tab/>- s.16: ze wzgledu na jego parametry wykorzystywany jest blisko miejsca wydobycia</text:span></text:p>
      <text:p text:style-name="P10"><text:tab/>wiec nie istnieje rynek na ten surowiec</text:p>
      <text:p text:style-name="P10"/>
      <text:p text:style-name="P11">IEA, 2022:<text:line-break/>- s.17: Among IEA member countries, in 2020, Poland had the highest shares of coal in domestic energy production<text:line-break/><text:span text:style-name="T17">- s.121: Three-quarters </text:span>of Poland’s coal demand comes from coal-fired electricity, co-generation and heat plants,<text:span text:style-name="T17"> </text:span>followed by industry (15%, mainly for steel production) and individual coal-boiler building<text:span text:style-name="T17"> </text:span>heating systems (10%, mainly from residential buildings).</text:p>
      <text:p text:style-name="P12">- s.125: challenge for not reducing carbon: high ETS prices</text:p>
      <text:p text:style-name="P13">- s.125: gov wants to reduce coal demand from co-generation which covered 65% of district hiting demand and 17% of electricity generation in 2019<text:line-break/><text:span text:style-name="T19">- s.126: The social contract concluded in May 2021 between the government and coal trade unions</text:span></text:p>
      <text:p text:style-name="P13">set a schedule to gradually close all of Poland’s hard coal mines (excluding coking coal</text:p>
      <text:p text:style-name="P13">mines) by 2049.</text:p>
      <text:p text:style-name="P14">- s.127: main sources of coal demand are coal-fired electricity and co-generation (together 64% in 2020)</text:p>
      <text:p text:style-name="P6"/>
      <text:p text:style-name="P8">Misc:</text:p>
      <text:p text:style-name="P8"><text:soft-page-break/>- write in introduction that another goal for cutting coal is to improve air quality <text:span text:style-name="T15"><text:tab/></text:span>(Ministerstwo Klimatu i Środowiska, 2022, s.5). Cite some source about smog in Poland</text:p>
      <text:p text:style-name="P8"/>
      <text:p text:style-name="P18">Kardas, 2023:</text:p>
      <text:p text:style-name="P18">- Cites 3 reasons why energy transition will create stronger Poland: 1) reduce dependence on raw materials from abroad and on global price fluctuations 2) to keep up the competitiveness of Polish economy (for example, energy efficiency to keep Polish products competitively priced) and 3) <text:span text:style-name="T20">since it's one of the central agendas for EU, contributions to energy transition is important to keep good relations with other EU countries</text:span></text:p>
      <text:p text:style-name="P18"/>
      <text:p text:style-name="P23"><text:span text:style-name="T4">European Commission, Directorate-General for Energy, 2024b</text:span><text:span text:style-name="T5">:</text:span></text:p>
      <text:p text:style-name="P25"><text:span text:style-name="T4">- </text:span><text:span text:style-name="T6">s.4: </text:span><text:span text:style-name="T4">Silesia is the biggest coal mining region in Europe, in terms of number of coal mines, coal production, and coal mining employment<text:line-break/></text:span><text:span text:style-name="T6">- s.4: The communities where most miners live are</text:span><text:span text:style-name="T7"> </text:span><text:span text:style-name="T6">in the central and western subregions, namely Katowicki,</text:span><text:span text:style-name="T7"> </text:span><text:span text:style-name="T6">Bytomski, Gliwicki, Rybnicki, Sosnowiecki, and Tyski. </text:span></text:p>
      <text:p text:style-name="P26"><text:span text:style-name="T6">-</text:span><text:span text:style-name="T4"> s.4: the sector still employed 72,051 in 2021, representing 4.3% of total employment in the region. It is expected that the employment in coal mining will be reduced by 12,300 people by 2030 and by 48,700 in 2050<text:line-break/></text:span><text:span text:style-name="T8">- s.8: The Silesian Voivodeship is the most coal-dependent region in the EU with mining jobs being characterised by high geographical concentration. Mines and other enterprises related to the coal industry are located close to city centres and directly at housing estates. <text:line-break/></text:span><text:span text:style-name="T9">- s.8: A significant problem for the regional labour market is the low professional activity of residents, including women (in 2019, the number of economically inactive people in the region amounted to about 1,7 million, which was the second highest after the Masovian Voivodeship), and high territorial differentiation of unemployment<text:line-break/></text:span><text:span text:style-name="T10">- s.8: The outflow of human capital, and intellectual capital, in the form of innovative start-ups, investors and business concepts to other regions and countries, is a phenomenon that has been observed for a long time. According to the forecasts of the Central Statistical Office, by 2050, the population in the Silesian Voivodeship will decrease by 18.8% compared to 2018 (i.e. by over 850 thousand people).<text:line-break/>- s.8: Due to the ending of mining activity, the transformation process will require creating a significant number of new jobs (almost 37 thousand by 2030), alongside retraining thousands of employees, filling the competence gap and changing education profiles, as well as stopping the outflow of the region’s most educated and creative inhabitants</text:span></text:p>
      <text:p text:style-name="P19"><text:line-break/>Urząd Marszałkowski Województwa Śląskiego, 2022<text:span text:style-name="T24">:</text:span><text:line-break/><text:span text:style-name="T24">- s.7: Zgodnie z informacjami otrzymanymi z Ministerstwa Aktywów Państwowych zatrudnienie w kopalniach </text:span>należących do Skarbu Państwa zlokalizowanych na terenie województwa śląskiego wynosi 61 057<text:span text:style-name="T24"> </text:span>osób, a do roku<text:span text:style-name="T24"> </text:span>2030 w zakładach tych planowana jest redukcja zatrudnienia na poziomie 12 342 osób.<text:line-break/><text:span text:style-name="T25">- s:</text:span><text:span text:style-name="T26">8</text:span><text:span text:style-name="T25">: <text:s/>Z punktu </text:span>widzenia planowania interwencji w ramach procesu transformacji województwa śląskiego należy podkreślić, że<text:span text:style-name="T25"> </text:span>do 2030 roku 3 533 pracowników zatrudnionych aktualnie w sektorze wydobywczym nie zostanie objętych<text:span text:style-name="T25"> </text:span>żadnym wsparciem po likwidacji stanowiska pracy, w tym świadczeniami wynikającymi z zapisów<text:span text:style-name="T25"> </text:span>Umowy<text:span text:style-name="T25"> </text:span>społecznej.<text:line-break/><text:span text:style-name="T26">- s.8: tabela 3 pokazuje redukcje miejsc pracy w gornictwie i okologorniczych<text:line-break/></text:span><text:span text:style-name="T27">- s.8: przewiduje sie luke zatrudnieniowa na 36.5k miejsc pracy w gornictwie i okologornictwie<text:line-break/></text:span><text:span text:style-name="T28">- s.10: Podsumowując, planowane zmiany transformacyjne do 2030 r. spowodują utratę 36,5 tys. miejsc pracy. </text:span>Prognozuje się jednocześnie, że liczba miejsc pracy utworzonych w ramach realizacji TPST (bez miejsc<text:span text:style-name="T28"> </text:span>utworzonych przez duże przedsiębiorstwa) wyniesie 25,2 tys., zatem luka zatrudnieniowa wynosi 11,3 tysięcy.<text:span text:style-name="T28"> </text:span>Sumarycznie liczba miejsc pracy, która powstanie w wyniku interwencji dla dużych firm wynosi<text:span text:style-name="T28"> </text:span>2,1 tys<text:line-break/><text:span text:style-name="T29">- s. 14: 3 warunki jak wytypowano gminy do transformacji<text:line-break/></text:span><text:soft-page-break/><text:span text:style-name="T29">- s.15: 3 rodzaje problemow wystepujacych w gminach przeznaczonych do transformacji: spoleczny, przestrzenny, spoleczno-przestrzenny<text:line-break/></text:span><text:span text:style-name="T30">- s.15: Likwidacja sektora górniczego na analizowanym obszarze osłabi tempo rozwoju</text:span></text:p>
      <text:p text:style-name="P21">gospodarczego, a co za tym idzie ograniczy również dochody jst w postaci zmniejszonych wpływów podatku PIT,<text:span text:style-name="T30"> podatku eksploatacyjnego oraz od nieruchomości.<text:line-break/></text:span><text:span text:style-name="T31">- s.24-...: rozmiary terenow poprzemyslowych w roznych regionach<text:line-break/></text:span><text:span text:style-name="T32">- s.30: Obszar transformacji obejmuje 7 z 8 podregionów zlokalizowanych w województwie śląskim (co stanowi ¾ </text:span>powierzchni województwa) a zamieszkuje go 88% ludności regionu<text:line-break/><text:span text:style-name="T33">- s.30: silne uzaleznienie lokalnych rynkow pracy od przemyslow tradycyjnych<text:line-break/></text:span><text:span text:style-name="T34">- s.30: Skutki działań podejmowanych w procesie sprawiedliwej transformacji regionu będą</text:span></text:p>
      <text:p text:style-name="P22">odczuwalne przede wszystkim w sektorze wydobywczym (sektor schyłkowy), w którym<text:span text:style-name="T34"> </text:span>zachodzące zmiany<text:span text:style-name="T34"> </text:span>spowodują redukcję zatrudnienia na poziomie 12,3 tys. osób do roku 2030 oraz 48,7 tys. osób do<text:span text:style-name="T34"> </text:span>roku 2050<text:line-break/><text:span text:style-name="T35">- s.30: Ponadto znaczącym problemem regionalnego rynku pracy jest niska aktywność zawodowa mieszkańców, w tym </text:span>wśród kobiet<text:line-break/><text:span text:style-name="T35">- s.31: ujemne saldo migracji oraz związane z tym silne procesy depopulacyjne </text:span>i starzenia się społeczeństwa<text:line-break/><text:line-break/><text:span text:style-name="T18">Methodology ideas:</text:span></text:p>
      <text:p text:style-name="P20"><text:span text:style-name="T18">- estimate number of people affected by transition</text:span></text:p>
      <text:p text:style-name="P20"><text:span text:style-name="T31">- estimate affected postindustrial area</text:span><text:span text:style-name="T18"><text:line-break/></text:span><text:span text:style-name="T21">- list challenges claimed by government and politicians and evaluate them</text:span><text:line-break/></text:p>
      <text:p text:style-name="P3">References</text:p>
      <text:p text:style-name="P3"><text:span text:style-name="T4"/></text:p>
      <text:p text:style-name="P3"><text:span text:style-name="T4">European Commission, Directorate-General for Energy, 2024b. Regional profile Silesia, Poland.</text:span></text:p>
      <text:p text:style-name="P3"><text:span text:style-name="T4">Publications Office of the European Union. https://data.europa.eu/doi/10.2833/225888.</text:span></text:p>
      <text:p text:style-name="P3"><text:span text:style-name="T4"><text:line-break/>European Commission, 2025. </text:span><text:span text:style-name="T3">Carbon Border Adjustment Mechanism</text:span><text:span text:style-name="T4"> [online] Available at:</text:span></text:p>
      <text:p text:style-name="P23"><text:span text:style-name="T4">&lt;https://taxation-customs.ec.europa.eu/carbon-border-adjustment-mechanism_en&gt;.</text:span><text:line-break/></text:p>
      <text:p text:style-name="P7">IEA, 2022. <text:span text:style-name="T1">Poland 2022</text:span>. [online] Available at: &lt;https://www.iea.org/reports/poland-2022&gt;.<text:line-break/><text:line-break/>IEA, 2024. <text:span text:style-name="T1">Poland</text:span>. [online] Available at: &lt;https://www.iea.org/countries/poland/electricity&gt;</text:p>
      <text:p text:style-name="P16">[Accessed 23 February 2025]<text:span text:style-name="T11">.<text:line-break/></text:span></text:p>
      <text:p text:style-name="P16">Kardaś, Sz. 2023. From coal to consensus: Poland’s energy transition and its European future.</text:p>
      <text:p text:style-name="P16">European Council on Foregin Relations [online] 27 September. Available at:</text:p>
      <text:p text:style-name="P16">&lt;https://ecfr.eu/publication/from-coal-to-consensus-polands-energy-transition-and-its-european-</text:p>
      <text:p text:style-name="P16">future/#&gt;.</text:p>
      <text:p text:style-name="P16"><text:span text:style-name="T11"><text:line-break/>Ministerstwo Klimatu i Środowiska, 2022a. </text:span><text:span text:style-name="T2">Polityka energetyczna Polski do 2040 r</text:span><text:span text:style-name="T11">. [online]</text:span></text:p>
      <text:p text:style-name="P7">Available at: &lt;<text:a xlink:type="simple" xlink:href="https://www.gov.pl/web/klimat/polityka-energetyczna-polski" text:style-name="Internet_20_link" text:visited-style-name="Visited_20_Internet_20_Link">https://www.gov.pl/web/klimat/polityka-energetyczna-polski</text:a>&gt;.<text:line-break/><text:line-break/>Urząd Marszałkowski Województwa Śląskiego<text:span text:style-name="T23">, 2022. </text:span><text:span text:style-name="T1">Territorial Just Transition Plan of Silesian Voivodeship by 2030</text:span>. Appendix 1 to the Resolution of the<text:span text:style-name="T22"> </text:span>Voivodship Board (21/12/2022). Available at:<text:span text:style-name="T22"> &lt;</text:span>https://transformacja.slaskie.pl/images/Dokumenty/1671795836_projekt_terytorialny_.2022%20-%20Copy%202.pdf<text:span text:style-name="T22">&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16:29:30.535955655</meta:creation-date>
    <meta:generator>LibreOffice/24.2.7.2$Linux_X86_64 LibreOffice_project/420$Build-2</meta:generator>
    <dc:date>2025-03-12T01:26:57.944088792</dc:date>
    <meta:editing-duration>PT11H20M16S</meta:editing-duration>
    <meta:editing-cycles>40</meta:editing-cycles>
    <meta:document-statistic meta:table-count="0" meta:image-count="0" meta:object-count="0" meta:page-count="3" meta:paragraph-count="51" meta:word-count="1273" meta:character-count="9061" meta:non-whitespace-character-count="7818"/>
  </office:meta>
</office:document-meta>
</file>